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scadia Mono" svg:font-family="'Cascadia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en" fo:country="US" officeooo:rsid="000ba70f" officeooo:paragraph-rsid="000ba70f"/>
    </style:style>
    <style:style style:name="P2" style:family="paragraph" style:parent-style-name="Standard">
      <style:text-properties fo:language="en" fo:country="US" officeooo:rsid="000f6ba4" officeooo:paragraph-rsid="000f6ba4"/>
    </style:style>
    <style:style style:name="P3" style:family="paragraph" style:parent-style-name="Standard">
      <style:text-properties fo:language="en" fo:country="US" officeooo:rsid="000d58bd" officeooo:paragraph-rsid="000d58bd"/>
    </style:style>
    <style:style style:name="P4" style:family="paragraph" style:parent-style-name="Standard">
      <style:text-properties fo:language="en" fo:country="US" officeooo:rsid="00136b4d" officeooo:paragraph-rsid="00136b4d"/>
    </style:style>
    <style:style style:name="P5" style:family="paragraph" style:parent-style-name="Standard">
      <style:text-properties fo:language="en" fo:country="US" officeooo:rsid="0014ee5e" officeooo:paragraph-rsid="0014ee5e"/>
    </style:style>
    <style:style style:name="P6" style:family="paragraph" style:parent-style-name="Standard">
      <style:text-properties fo:color="#000000" loext:opacity="100%" style:font-name="Cascadia Mono" fo:font-size="9.5pt" style:font-size-asian="9.5pt"/>
    </style:style>
    <style:style style:name="P7" style:family="paragraph" style:parent-style-name="Standard">
      <style:text-properties officeooo:paragraph-rsid="00187512"/>
    </style:style>
    <style:style style:name="P8" style:family="paragraph" style:parent-style-name="Standard">
      <style:text-properties fo:color="#000000" loext:opacity="100%" style:font-name="Cascadia Mono" fo:font-size="9.5pt" fo:font-weight="normal" style:font-size-asian="9.5pt" style:font-weight-asian="normal"/>
    </style:style>
    <style:style style:name="P9" style:family="paragraph" style:parent-style-name="Standard">
      <style:text-properties fo:language="en" fo:country="US" officeooo:rsid="0014ee5e" officeooo:paragraph-rsid="00187512"/>
    </style:style>
    <style:style style:name="P10" style:family="paragraph" style:parent-style-name="Standard">
      <style:text-properties fo:language="en" fo:country="US" officeooo:rsid="00158707" officeooo:paragraph-rsid="00158707"/>
    </style:style>
    <style:style style:name="P11" style:family="paragraph" style:parent-style-name="Standard">
      <style:text-properties fo:language="en" fo:country="US" officeooo:rsid="00110f7c" officeooo:paragraph-rsid="00110f7c"/>
    </style:style>
    <style:style style:name="P12" style:family="paragraph" style:parent-style-name="Standard">
      <style:text-properties fo:color="#000000" loext:opacity="100%" style:font-name="Cascadia Mono" fo:font-size="9.5pt" style:font-size-asian="9.5pt"/>
    </style:style>
    <style:style style:name="P13" style:family="paragraph" style:parent-style-name="Standard">
      <style:text-properties officeooo:paragraph-rsid="0019ac72"/>
    </style:style>
    <style:style style:name="P14" style:family="paragraph" style:parent-style-name="Standard">
      <style:text-properties fo:language="en" fo:country="US" officeooo:rsid="001ad703" officeooo:paragraph-rsid="001ad703"/>
    </style:style>
    <style:style style:name="P15" style:family="paragraph" style:parent-style-name="Standard">
      <style:text-properties fo:language="en" fo:country="US" officeooo:rsid="001cd1ca" officeooo:paragraph-rsid="001cd1ca"/>
    </style:style>
    <style:style style:name="T1" style:family="text">
      <style:text-properties officeooo:rsid="000c98d8"/>
    </style:style>
    <style:style style:name="T2" style:family="text">
      <style:text-properties officeooo:rsid="000f6ba4"/>
    </style:style>
    <style:style style:name="T3" style:family="text">
      <style:text-properties officeooo:rsid="00123cf8"/>
    </style:style>
    <style:style style:name="T4" style:family="text">
      <style:text-properties officeooo:rsid="0016f23d"/>
    </style:style>
    <style:style style:name="T5" style:family="text">
      <style:text-properties fo:color="#000000" loext:opacity="100%" style:font-name="Cascadia Mono" fo:font-size="9.5pt" style:font-size-asian="9.5pt"/>
    </style:style>
    <style:style style:name="T6" style:family="text">
      <style:text-properties fo:color="#2b91af" loext:opacity="100%" style:font-name="Cascadia Mono" fo:font-size="9.5pt" style:font-size-asian="9.5pt"/>
    </style:style>
    <style:style style:name="T7" style:family="text">
      <style:text-properties fo:color="#0000ff" loext:opacity="100%" style:font-name="Cascadia Mono" fo:font-size="9.5pt" style:font-size-asian="9.5pt"/>
    </style:style>
    <style:style style:name="T8" style:family="text">
      <style:text-properties fo:color="#800000" loext:opacity="100%" style:font-name="Cascadia Mono" fo:font-size="9.5pt" style:font-size-asian="9.5pt"/>
    </style:style>
    <style:style style:name="T9" style:family="text">
      <style:text-properties fo:color="#ff0000" loext:opacity="100%" style:font-name="Cascadia Mono" fo:font-size="9.5pt" style:font-size-asian="9.5pt"/>
    </style:style>
    <style:style style:name="T10" style:family="text">
      <style:text-properties officeooo:rsid="00158707"/>
    </style:style>
    <style:style style:name="T11" style:family="text">
      <style:text-properties officeooo:rsid="00187512"/>
    </style:style>
    <style:style style:name="T12" style:family="text">
      <style:text-properties fo:color="#0000ff" loext:opacity="100%" style:font-name="Cascadia Mono" fo:font-size="9.5pt" officeooo:rsid="00187512" style:font-size-asian="9.5pt"/>
    </style:style>
    <style:style style:name="T13" style:family="text">
      <style:text-properties fo:color="#000000" loext:opacity="100%" style:font-name="Cascadia Mono" fo:font-size="9.5pt" fo:font-weight="normal" style:font-size-asian="9.5pt" style:font-weight-asian="normal"/>
    </style:style>
    <style:style style:name="T14" style:family="text">
      <style:text-properties fo:color="#800080" loext:opacity="100%" style:font-name="Cascadia Mono" fo:font-size="9.5pt" fo:font-weight="bold" style:font-size-asian="9.5pt" style:font-weight-asian="bold"/>
    </style:style>
    <style:style style:name="T15" style:family="text">
      <style:text-properties fo:color="#800080" loext:opacity="100%" style:font-name="Cascadia Mono" fo:font-size="9.5pt" fo:font-weight="normal" style:font-size-asian="9.5pt" style:font-weight-asian="normal"/>
    </style:style>
    <style:style style:name="T16" style:family="text">
      <style:text-properties fo:color="#0000ff" loext:opacity="100%" style:font-name="Cascadia Mono" fo:font-size="9.5pt" fo:font-weight="normal" style:font-size-asian="9.5pt" style:font-weight-asian="normal"/>
    </style:style>
    <style:style style:name="T17" style:family="text">
      <style:text-properties fo:color="#2b91af" loext:opacity="100%" style:font-name="Cascadia Mono" fo:font-size="9.5pt" fo:font-weight="normal" style:font-size-asian="9.5pt" style:font-weight-asian="normal"/>
    </style:style>
    <style:style style:name="T18" style:family="text">
      <style:text-properties fo:color="#0000ff" loext:opacity="100%" style:font-name="Cascadia Mono" fo:font-size="9.5pt" fo:font-weight="normal" officeooo:rsid="00187512" style:font-size-asian="9.5pt" style:font-weight-asian="normal"/>
    </style:style>
    <style:style style:name="T19" style:family="text">
      <style:text-properties fo:color="#800000" loext:opacity="100%" style:font-name="Cascadia Mono" fo:font-size="9.5pt" fo:font-weight="normal" style:font-size-asian="9.5pt" style:font-weight-asian="normal"/>
    </style:style>
    <style:style style:name="T20" style:family="text">
      <style:text-properties fo:color="#ff0000" loext:opacity="100%" style:font-name="Cascadia Mono" fo:font-size="9.5pt" fo:font-weight="normal" style:font-size-asian="9.5pt" style:font-weight-asian="normal"/>
    </style:style>
    <style:style style:name="T21" style:family="text">
      <style:text-properties officeooo:rsid="000d804c"/>
    </style:style>
    <style:style style:name="T22" style:family="text">
      <style:text-properties officeooo:rsid="0019ac72"/>
    </style:style>
    <style:style style:name="T23" style:family="text">
      <style:text-properties officeooo:rsid="001ad703"/>
    </style:style>
    <style:style style:name="T24" style:family="text">
      <style:text-properties fo:color="#000000" loext:opacity="100%" style:font-name="Cascadia Mono" fo:font-size="9.5pt" style:font-size-asian="9.5pt"/>
    </style:style>
    <style:style style:name="T25" style:family="text">
      <style:text-properties fo:color="#0000ff" loext:opacity="100%" style:font-name="Cascadia Mono" fo:font-size="9.5pt" style:font-size-asian="9.5pt"/>
    </style:style>
    <style:style style:name="T26" style:family="text">
      <style:text-properties fo:color="#800000" loext:opacity="100%" style:font-name="Cascadia Mono" fo:font-size="9.5pt" style:font-size-asian="9.5pt"/>
    </style:style>
    <style:style style:name="T27" style:family="text">
      <style:text-properties fo:color="#ff0000" loext:opacity="100%" style:font-name="Cascadia Mono" fo:font-size="9.5pt" style:font-size-asian="9.5pt"/>
    </style:style>
    <style:style style:name="T28" style:family="text">
      <style:text-properties fo:color="#000000" loext:opacity="100%" style:font-name="Cascadia Mono" fo:font-size="9.5pt" officeooo:rsid="0019ac72" style:font-size-asian="9.5pt"/>
    </style:style>
    <style:style style:name="T29" style:family="text">
      <style:text-properties fo:color="#800080" loext:opacity="100%" style:font-name="Cascadia Mono" fo:font-size="9.5pt" style:font-size-asian="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holy Blazor trinity: 1. <text:span text:style-name="T1">Components</text:span></text:p>
      <text:p text:style-name="P1">This year I started working with Blazor. It is my first web framework and to be honest I never imagined myself doing any kind of web development. What kept the gate closed for me all these years was the rapid pace of change in the web world. Sure, PHP is probably not so different now from how it was ten years ago, but everyone always goes on about how bad it is. The alternatives are just a jungle of flavor of the day frameworks. Node js, react, vue, angular, dja<text:span text:style-name="T2">n</text:span>go, ruby on rails… as someone who has mainly worked on desktop apps and industrial automation, they all look really intimidating and difficult to learn. But when I first stumbled upon Blazor I felt, for the first time, that this is actually something I could learn in a reasonable amount of time. It used C# after all.</text:p>
      <text:p text:style-name="P1"/>
      <text:p text:style-name="P2">As my first tutorial on this site I’m going to talk about Blazor <text:span text:style-name="T3">using a small tutorial project which includes many of the staples of the framework: Components with parameters, cascading parameters and event callbacks as well as general event handling. I will also touch upon some overridable lifecycle methods. </text:span></text:p>
      <text:p text:style-name="P1"/>
      <text:p text:style-name="P3">Having dabbled in making websites before, I always found it strange how normal html doesn’t have the concept of a component. Some part of the website you define once and then reuse several times. Like the nav-bar. On this site, since it isn’t using any front end frameworks or javascript, I have to copy-paste the nav-bar to every page of the website. If I add an item to it, it has to be updated on all pages. Wouldn’t it be sweet to define a reusable component to call wherever necessary. If it needs to be changed, it can be done in one place instead of all over the website. And if it needs to be customized or dynamically changed, you just pass arguments to it, like a class in any language that supports OOP. </text:p>
      <text:p text:style-name="P3"/>
      <text:p text:style-name="P4">I’ll assume you are using Visual Studio for this. Create a new Blazor Web App project (I’m using .Net 18 for this). We are going to use server-side rendering because it’s quick and easy to get a small project up and running with it. Essentially there are two variants of Blazor projects. One is where the html is rendered on the server side and transferred to the client. The other uses Web Assembly to basically run a .Net runtime in the browser and the rendering is done entirely on the client side. Needless to say, the case for using client side rendering grows stronger the more computationally intense the application is. The downside of client side apps is that you have to develop a backend for your app. Web Assembly apps cannot, for example, connect to databases, so you need a backend application to handle that. Using server side rendering, everything is done on the server, so you can use the full functionality of .Net.</text:p>
      <text:p text:style-name="P4"/>
      <text:p text:style-name="P5">In the solution explorer, clear all the template files in PageComponents and Pages. Also, remove the navbar component from the Layout folder. Keep MainLayout.razor and open it. Remove the code already there and copy-paste <text:span text:style-name="T4">in </text:span>this code instead.</text:p>
      <text:p text:style-name="P5"/>
      <text:p text:style-name="Standard" loext:marker-style-name="T5"><text:span text:style-name="T5">@inherits </text:span><text:span text:style-name="T6">LayoutComponentBase</text:span></text:p>
      <text:p text:style-name="P6" loext:marker-style-name="T5"/>
      <text:p text:style-name="Standard" loext:marker-style-name="T5"><text:span text:style-name="T7">&amp;lt;</text:span><text:span text:style-name="T8">div</text:span><text:span text:style-name="T5"> </text:span><text:span text:style-name="T9">class</text:span><text:span text:style-name="T7">="page"&amp;gt;</text:span></text:p>
      <text:p text:style-name="Standard" loext:marker-style-name="T5"><text:span text:style-name="T5"><text:s text:c="4"/></text:span><text:span text:style-name="T7">&amp;lt;</text:span><text:span text:style-name="T8">main</text:span><text:span text:style-name="T7">&amp;gt;</text:span></text:p>
      <text:p text:style-name="Standard" loext:marker-style-name="T5"><text:span text:style-name="T5"><text:s text:c="8"/></text:span><text:span text:style-name="T7">&amp;lt;</text:span><text:span text:style-name="T8">article</text:span><text:span text:style-name="T5"> </text:span><text:span text:style-name="T9">class</text:span><text:span text:style-name="T7">="content px-4"&amp;gt;</text:span></text:p>
      <text:p text:style-name="Standard" loext:marker-style-name="T5"><text:span text:style-name="T5"><text:s text:c="12"/>@Body</text:span><text:span text:style-name="T5"/></text:p>
      <text:p text:style-name="Standard" loext:marker-style-name="T5"><text:span text:style-name="T5"><text:s text:c="8"/></text:span><text:span text:style-name="T7">&amp;lt;/</text:span><text:span text:style-name="T8">article</text:span><text:span text:style-name="T7">&amp;gt;</text:span></text:p>
      <text:p text:style-name="Standard" loext:marker-style-name="T5"><text:span text:style-name="T5"><text:s text:c="4"/></text:span><text:span text:style-name="T7">&amp;lt;/</text:span><text:span text:style-name="T8">main</text:span><text:span text:style-name="T7">&amp;gt;</text:span></text:p>
      <text:p text:style-name="Standard" loext:marker-style-name="T5"><text:span text:style-name="T7">&amp;lt;/</text:span><text:span text:style-name="T8">div</text:span><text:span text:style-name="T7">&amp;gt;</text:span></text:p>
      <text:p text:style-name="P6" loext:marker-style-name="T5"/>
      <text:p text:style-name="Standard" loext:marker-style-name="T5"><text:span text:style-name="T7">&amp;lt;</text:span><text:span text:style-name="T8">div</text:span><text:span text:style-name="T5"> </text:span><text:span text:style-name="T9">id</text:span><text:span text:style-name="T7">="blazor-error-ui"&amp;gt;</text:span></text:p>
      <text:p text:style-name="Standard" loext:marker-style-name="T5"><text:span text:style-name="T5"><text:s text:c="4"/>An unhandled error has occurred.</text:span><text:span text:style-name="T5"/></text:p>
      <text:p text:style-name="Standard" loext:marker-style-name="T5"><text:span text:style-name="T5"><text:s text:c="4"/></text:span><text:span text:style-name="T7">&amp;lt;</text:span><text:span text:style-name="T8">a</text:span><text:span text:style-name="T5"> </text:span><text:span text:style-name="T9">href</text:span><text:span text:style-name="T7">=""</text:span><text:span text:style-name="T5"> </text:span><text:span text:style-name="T9">class</text:span><text:span text:style-name="T7">="reload"&amp;gt;</text:span><text:span text:style-name="T5">Reload</text:span><text:span text:style-name="T7">&amp;lt;/</text:span><text:span text:style-name="T8">a</text:span><text:span text:style-name="T7">&amp;gt;</text:span></text:p>
      <text:p text:style-name="Standard" loext:marker-style-name="T5"><text:span text:style-name="T5"><text:s text:c="4"/></text:span><text:span text:style-name="T7">&amp;lt;</text:span><text:span text:style-name="T8">a</text:span><text:span text:style-name="T5"> </text:span><text:span text:style-name="T9">class</text:span><text:span text:style-name="T7">="dismiss"&amp;gt;</text:span><text:span text:style-name="T5">🗙</text:span><text:span text:style-name="T7">&amp;lt;/</text:span><text:span text:style-name="T8">a</text:span><text:span text:style-name="T7">&amp;gt;</text:span></text:p>
      <text:p text:style-name="P5"><text:span text:style-name="T7">&amp;lt;/</text:span><text:span text:style-name="T8">div</text:span><text:span text:style-name="T7">&amp;gt;</text:span></text:p>
      <text:p text:style-name="P3"/>
      <text:p text:style-name="P5"><text:soft-page-break/>This is where the general layout of the application is defined. Here we would normally define a navigation bar. Embedded in the page div, main and article tags there is the text @Body. <text:span text:style-name="T10">That is where the currently loaded page is shown. I will go over page navigation in another tutorial.</text:span></text:p>
      <text:p text:style-name="P5"/>
      <text:p text:style-name="P5"><text:span text:style-name="T11">Next, o</text:span><text:span text:style-name="T10">pen up App.razor. </text:span>We are using Bootstrap for CSS as it is included in the template project. If you want to change <text:span text:style-name="T10">this</text:span> is you’ll need to edit the head section in App.razor. <text:span text:style-name="T10">The CSS files should be stored in the wwwroot folder. Here we are also going to make a change in the tags HeadOutlet and Routs. We are going to turn off prerendering here. </text:span></text:p>
      <text:p text:style-name="Standard" loext:marker-style-name="T5"><text:span text:style-name="T7">&amp;lt;!</text:span><text:span text:style-name="T8">DOCTYPE</text:span><text:span text:style-name="T5"> html</text:span><text:span text:style-name="T7">&amp;gt;&lt;</text:span><text:span text:style-name="T12">br&gt;</text:span></text:p>
      <text:p text:style-name="P7" loext:marker-style-name="T5"><text:span text:style-name="T7">&amp;lt;</text:span><text:span text:style-name="T8">html</text:span><text:span text:style-name="T5"> </text:span><text:span text:style-name="T9">lang</text:span><text:span text:style-name="T7">="en"&amp;gt;&lt;</text:span><text:span text:style-name="T12">br&gt;&lt;br&gt;</text:span></text:p>
      <text:p text:style-name="P6" loext:marker-style-name="T5"/>
      <text:p text:style-name="P7" loext:marker-style-name="T5"><text:span text:style-name="T7">&amp;lt;</text:span><text:span text:style-name="T8">head</text:span><text:span text:style-name="T7">&amp;gt;&lt;</text:span><text:span text:style-name="T12">br&gt;</text:span></text:p>
      <text:p text:style-name="P7" loext:marker-style-name="T5"><text:span text:style-name="T5"><text:s text:c="4"/></text:span><text:span text:style-name="T7">&amp;lt;</text:span><text:span text:style-name="T8">meta</text:span><text:span text:style-name="T5"> </text:span><text:span text:style-name="T9">charset</text:span><text:span text:style-name="T7">="utf-8"</text:span><text:span text:style-name="T5"> </text:span><text:span text:style-name="T7">/&amp;gt;&lt;</text:span><text:span text:style-name="T12">br&gt;</text:span></text:p>
      <text:p text:style-name="P7" loext:marker-style-name="T5"><text:span text:style-name="T5"><text:s text:c="4"/></text:span><text:span text:style-name="T7">&amp;lt;</text:span><text:span text:style-name="T8">meta</text:span><text:span text:style-name="T5"> </text:span><text:span text:style-name="T9">name</text:span><text:span text:style-name="T7">="viewport"</text:span><text:span text:style-name="T5"> </text:span><text:span text:style-name="T9">content</text:span><text:span text:style-name="T7">="width=device-width, initial-scale=1.0"</text:span><text:span text:style-name="T5"> </text:span><text:span text:style-name="T7">/&amp;gt;&lt;</text:span><text:span text:style-name="T12">br&gt;</text:span></text:p>
      <text:p text:style-name="P7" loext:marker-style-name="T5"><text:span text:style-name="T5"><text:s text:c="4"/></text:span><text:span text:style-name="T7">&amp;lt;</text:span><text:span text:style-name="T8">base</text:span><text:span text:style-name="T5"> </text:span><text:span text:style-name="T9">href</text:span><text:span text:style-name="T7">="/"</text:span><text:span text:style-name="T5"> </text:span><text:span text:style-name="T7">/&amp;gt;&lt;</text:span><text:span text:style-name="T12">br&gt;</text:span></text:p>
      <text:p text:style-name="P7" loext:marker-style-name="T5"><text:span text:style-name="T5"><text:s text:c="4"/></text:span><text:span text:style-name="T7">&amp;lt;</text:span><text:span text:style-name="T8">link</text:span><text:span text:style-name="T5"> </text:span><text:span text:style-name="T9">rel</text:span><text:span text:style-name="T7">="stylesheet"</text:span><text:span text:style-name="T5"> </text:span><text:span text:style-name="T9">href</text:span><text:span text:style-name="T7">="bootstrap/bootstrap.min.css"</text:span><text:span text:style-name="T5"> </text:span><text:span text:style-name="T7">/&amp;gt;&lt;</text:span><text:span text:style-name="T12">br&gt;</text:span></text:p>
      <text:p text:style-name="P7" loext:marker-style-name="T5"><text:span text:style-name="T5"><text:s text:c="4"/></text:span><text:span text:style-name="T7">&amp;lt;</text:span><text:span text:style-name="T8">link</text:span><text:span text:style-name="T5"> </text:span><text:span text:style-name="T9">rel</text:span><text:span text:style-name="T7">="stylesheet"</text:span><text:span text:style-name="T5"> </text:span><text:span text:style-name="T9">href</text:span><text:span text:style-name="T7">="app.css"</text:span><text:span text:style-name="T5"> </text:span><text:span text:style-name="T7">/&amp;gt;&lt;</text:span><text:span text:style-name="T12">br&gt;</text:span></text:p>
      <text:p text:style-name="P7" loext:marker-style-name="T5"><text:span text:style-name="T5"><text:s text:c="4"/></text:span><text:span text:style-name="T7">&amp;lt;</text:span><text:span text:style-name="T8">link</text:span><text:span text:style-name="T5"> </text:span><text:span text:style-name="T9">rel</text:span><text:span text:style-name="T7">="stylesheet"</text:span><text:span text:style-name="T5"> </text:span><text:span text:style-name="T9">href</text:span><text:span text:style-name="T7">="TodoList.styles.css"</text:span><text:span text:style-name="T5"> </text:span><text:span text:style-name="T7">/&amp;gt;&lt;</text:span><text:span text:style-name="T12">br&gt;</text:span></text:p>
      <text:p text:style-name="P7" loext:marker-style-name="T5"><text:span text:style-name="T5"><text:s text:c="4"/></text:span><text:span text:style-name="T7">&amp;lt;</text:span><text:span text:style-name="T8">link</text:span><text:span text:style-name="T5"> </text:span><text:span text:style-name="T9">rel</text:span><text:span text:style-name="T7">="icon"</text:span><text:span text:style-name="T5"> </text:span><text:span text:style-name="T9">type</text:span><text:span text:style-name="T7">="image/png"</text:span><text:span text:style-name="T5"> </text:span><text:span text:style-name="T9">href</text:span><text:span text:style-name="T7">="favicon.png"</text:span><text:span text:style-name="T5"> </text:span><text:span text:style-name="T7">/&amp;gt;&lt;</text:span><text:span text:style-name="T12">br&gt;</text:span></text:p>
      <text:p text:style-name="P7" loext:marker-style-name="T13"><text:span text:style-name="T5"><text:s text:c="4"/></text:span><text:span text:style-name="T7">&amp;lt;</text:span><text:span text:style-name="T14">HeadOutlet</text:span><text:span text:style-name="T13"> @</text:span><text:span text:style-name="T15">rendermode</text:span><text:span text:style-name="T16">="new</text:span><text:span text:style-name="T13"> </text:span><text:span text:style-name="T17">InteractiveServerRenderMode</text:span><text:span text:style-name="T13">(prerender: </text:span><text:span text:style-name="T16">false</text:span><text:span text:style-name="T13">)</text:span><text:span text:style-name="T16">" /&amp;gt;&lt;</text:span><text:span text:style-name="T18">br&gt;</text:span></text:p>
      <text:p text:style-name="P7" loext:marker-style-name="T13"><text:span text:style-name="T16">&amp;lt;/</text:span><text:span text:style-name="T19">head</text:span><text:span text:style-name="T16">&amp;gt;&lt;</text:span><text:span text:style-name="T18">br&gt;&lt;br&gt;</text:span></text:p>
      <text:p text:style-name="P8" loext:marker-style-name="T13"/>
      <text:p text:style-name="P7" loext:marker-style-name="T13"><text:span text:style-name="T16">&amp;lt;</text:span><text:span text:style-name="T19">body</text:span><text:span text:style-name="T16">&amp;gt;&lt;</text:span><text:span text:style-name="T18">br&gt;</text:span></text:p>
      <text:p text:style-name="P7" loext:marker-style-name="T13"><text:span text:style-name="T13"><text:s text:c="4"/></text:span><text:span text:style-name="T16">&amp;lt;</text:span><text:span text:style-name="T14">Routes</text:span><text:span text:style-name="T13"> @</text:span><text:span text:style-name="T15">rendermode</text:span><text:span text:style-name="T16">="new</text:span><text:span text:style-name="T13"> </text:span><text:span text:style-name="T17">InteractiveServerRenderMode</text:span><text:span text:style-name="T13">(prerender: </text:span><text:span text:style-name="T16">false</text:span><text:span text:style-name="T13">)</text:span><text:span text:style-name="T16">" /&amp;gt;&lt;</text:span><text:span text:style-name="T18">br&gt;</text:span></text:p>
      <text:p text:style-name="P7" loext:marker-style-name="T13"><text:span text:style-name="T13"><text:s text:c="4"/></text:span><text:span text:style-name="T16">&amp;lt;</text:span><text:span text:style-name="T19">script</text:span><text:span text:style-name="T13"> </text:span><text:span text:style-name="T20">src</text:span><text:span text:style-name="T16">="_framework/blazor.web.js"&amp;gt;&amp;lt;/</text:span><text:span text:style-name="T19">script</text:span><text:span text:style-name="T16">&amp;gt;&lt;</text:span><text:span text:style-name="T18">br&gt;</text:span></text:p>
      <text:p text:style-name="P7" loext:marker-style-name="T13"><text:span text:style-name="T16">&amp;lt;/</text:span><text:span text:style-name="T19">body</text:span><text:span text:style-name="T16">&amp;gt;&lt;</text:span><text:span text:style-name="T18">br&gt;&lt;br&gt;</text:span></text:p>
      <text:p text:style-name="P8" loext:marker-style-name="T13"/>
      <text:p text:style-name="P9"><text:span text:style-name="T16">&amp;lt;/</text:span><text:span text:style-name="T19">html</text:span><text:span text:style-name="T16">&amp;gt;&lt;</text:span><text:span text:style-name="T18">br&gt;</text:span></text:p>
      <text:p text:style-name="P5"/>
      <text:p text:style-name="P10">This is because prerendering will cause problems for us later if it is not turned off.</text:p>
      <text:p text:style-name="P5"/>
      <text:p text:style-name="P3">Here we are going to make a small to-do list where every list item is a component with the following <text:span text:style-name="T21">attributes:</text:span></text:p>
      <text:p text:style-name="P3">- <text:span text:style-name="T21">Checked/unchecked state</text:span></text:p>
      <text:p text:style-name="P11">- Some text</text:p>
      <text:p text:style-name="P3">- <text:span text:style-name="T21">Assignee (the person who should perform the task)</text:span></text:p>
      <text:p text:style-name="P3"/>
      <text:p text:style-name="P4">First we are going to create the list item component. <text:span text:style-name="T22">Create a new razor component in the folder Components/PageComponents using the solution explorer. </text:span><text:span text:style-name="T23">We can call it ListItem.razor.</text:span><text:span text:style-name="T22"> We are going to use Bootstrap’s row and column structure. The component will consist of three columns, each containing one control, like this:</text:span></text:p>
      <text:p text:style-name="Standard" loext:marker-style-name="T24"><text:span text:style-name="T24">@rendermode InteractiveServer</text:span></text:p>
      <text:p text:style-name="P12" loext:marker-style-name="T24"/>
      <text:p text:style-name="Standard" loext:marker-style-name="T24"><text:span text:style-name="T25">&amp;lt;</text:span><text:span text:style-name="T26">div</text:span><text:span text:style-name="T24"> </text:span><text:span text:style-name="T27">class</text:span><text:span text:style-name="T25">="container"&amp;gt;</text:span><text:span text:style-name="T24">&lt;</text:span><text:span text:style-name="T28">br&gt;</text:span></text:p>
      <text:p text:style-name="P13" loext:marker-style-name="T24"><text:span text:style-name="T24"><text:s text:c="4"/></text:span><text:span text:style-name="T25">&amp;lt;</text:span><text:span text:style-name="T26">div</text:span><text:span text:style-name="T24"> </text:span><text:span text:style-name="T27">class</text:span><text:span text:style-name="T25">="row"&amp;gt;</text:span><text:span text:style-name="T24">&lt;</text:span><text:span text:style-name="T28">br&gt;</text:span></text:p>
      <text:p text:style-name="P13" loext:marker-style-name="T24"><text:span text:style-name="T24"><text:s text:c="8"/></text:span><text:span text:style-name="T25">&amp;lt;</text:span><text:span text:style-name="T26">div</text:span><text:span text:style-name="T24"> </text:span><text:span text:style-name="T27">class</text:span><text:span text:style-name="T25">="col align-content-center center justify-content-center"&amp;gt;</text:span><text:span text:style-name="T24">&lt;</text:span><text:span text:style-name="T28">br&gt;</text:span></text:p>
      <text:p text:style-name="P13" loext:marker-style-name="T24"><text:span text:style-name="T24"><text:s text:c="12"/></text:span><text:span text:style-name="T25">&amp;lt;</text:span><text:span text:style-name="T26">input</text:span><text:span text:style-name="T24"> </text:span><text:span text:style-name="T27">type</text:span><text:span text:style-name="T25">="text"</text:span><text:span text:style-name="T24"> </text:span><text:span text:style-name="T27">class</text:span><text:span text:style-name="T25">="form-control"</text:span><text:span text:style-name="T24"> @</text:span><text:span text:style-name="T29">bind</text:span><text:span text:style-name="T25">="</text:span><text:span text:style-name="T24">Item.Text</text:span><text:span text:style-name="T25">"</text:span><text:span text:style-name="T24"> @</text:span><text:span text:style-name="T29">onfocusout</text:span><text:span text:style-name="T25">="async</text:span><text:span text:style-name="T24"> ()=&amp;gt;</text:span><text:span text:style-name="T25">await</text:span><text:span text:style-name="T24"> OnChange.InvokeAsync()</text:span><text:span text:style-name="T25">"</text:span><text:span text:style-name="T24"> </text:span><text:span text:style-name="T25">/&amp;gt;</text:span><text:span text:style-name="T24">&lt;</text:span><text:span text:style-name="T28">br&gt;</text:span></text:p>
      <text:p text:style-name="P13" loext:marker-style-name="T24"><text:span text:style-name="T24"><text:s text:c="8"/></text:span><text:span text:style-name="T25">&amp;lt;/</text:span><text:span text:style-name="T26">div</text:span><text:span text:style-name="T25">&amp;gt;</text:span><text:span text:style-name="T24">&lt;</text:span><text:span text:style-name="T28">br&gt;</text:span></text:p>
      <text:p text:style-name="P12" loext:marker-style-name="T24"/>
      <text:p text:style-name="P13" loext:marker-style-name="T24"><text:span text:style-name="T24"><text:s text:c="8"/></text:span><text:span text:style-name="T25">&amp;lt;</text:span><text:span text:style-name="T26">div</text:span><text:span text:style-name="T24"> </text:span><text:span text:style-name="T27">class</text:span><text:span text:style-name="T25">="col align-content-center center justify-content-center"&amp;gt;</text:span><text:span text:style-name="T24">&lt;</text:span><text:span text:style-name="T28">br&gt;</text:span></text:p>
      <text:p text:style-name="P13" loext:marker-style-name="T24"><text:span text:style-name="T24"><text:s text:c="12"/></text:span><text:span text:style-name="T25">&amp;lt;</text:span><text:span text:style-name="T26">div</text:span><text:span text:style-name="T24"> </text:span><text:span text:style-name="T27">style</text:span><text:span text:style-name="T25">="</text:span><text:span text:style-name="T24">@CheckboxStyle</text:span><text:span text:style-name="T25">"</text:span><text:span text:style-name="T24"> @</text:span><text:span text:style-name="T29">onclick</text:span><text:span text:style-name="T25">="async</text:span><text:span text:style-name="T24"> ()=&amp;gt;{Item.IsChecked = !Item.IsChecked; </text:span><text:span text:style-name="T25">await</text:span><text:span text:style-name="T24"> OnChange.InvokeAsync();}</text:span><text:span text:style-name="T25">"&amp;gt;&amp;lt;/</text:span><text:span text:style-name="T26">div</text:span><text:span text:style-name="T25">&amp;gt;</text:span><text:span text:style-name="T24">&lt;</text:span><text:span text:style-name="T28">br&gt;</text:span></text:p>
      <text:p text:style-name="P13" loext:marker-style-name="T24"><text:span text:style-name="T24"><text:s text:c="8"/></text:span><text:span text:style-name="T25">&amp;lt;/</text:span><text:span text:style-name="T26">div</text:span><text:span text:style-name="T25">&amp;gt;</text:span><text:span text:style-name="T24">&lt;</text:span><text:span text:style-name="T28">br&gt;</text:span></text:p>
      <text:p text:style-name="P13" loext:marker-style-name="T24"><text:span text:style-name="T24"><text:s text:c="8"/></text:span><text:span text:style-name="T25">&amp;lt;</text:span><text:span text:style-name="T26">div</text:span><text:span text:style-name="T24"> </text:span><text:span text:style-name="T27">class</text:span><text:span text:style-name="T25">="col align-content-center center justify-content-center"&amp;gt;</text:span><text:span text:style-name="T24">&lt;</text:span><text:span text:style-name="T28">br&gt;</text:span></text:p>
      <text:p text:style-name="P13" loext:marker-style-name="T24"><text:soft-page-break/><text:span text:style-name="T24"><text:s text:c="12"/></text:span><text:span text:style-name="T25">&amp;lt;</text:span><text:span text:style-name="T26">button</text:span><text:span text:style-name="T24"> </text:span><text:span text:style-name="T27">class</text:span><text:span text:style-name="T25">="btn btn-danger"</text:span><text:span text:style-name="T24"> @</text:span><text:span text:style-name="T29">onclick</text:span><text:span text:style-name="T25">="async</text:span><text:span text:style-name="T24"> ()=&amp;gt;</text:span><text:span text:style-name="T25">await</text:span><text:span text:style-name="T24"> OnRemoveClick.InvokeAsync(Item)</text:span><text:span text:style-name="T25">"&amp;gt;</text:span><text:span text:style-name="T24">Remove</text:span><text:span text:style-name="T25">&amp;lt;/</text:span><text:span text:style-name="T26">button</text:span><text:span text:style-name="T25">&amp;gt;</text:span><text:span text:style-name="T24">&lt;</text:span><text:span text:style-name="T28">br&gt;</text:span></text:p>
      <text:p text:style-name="P13" loext:marker-style-name="T24"><text:span text:style-name="T24"><text:s text:c="8"/></text:span><text:span text:style-name="T25">&amp;lt;/</text:span><text:span text:style-name="T26">div</text:span><text:span text:style-name="T25">&amp;gt;</text:span><text:span text:style-name="T24">&lt;</text:span><text:span text:style-name="T28">br&gt;</text:span></text:p>
      <text:p text:style-name="P13" loext:marker-style-name="T24"><text:span text:style-name="T24"><text:s text:c="4"/></text:span><text:span text:style-name="T25">&amp;lt;/</text:span><text:span text:style-name="T26">div</text:span><text:span text:style-name="T25">&amp;gt;</text:span><text:span text:style-name="T24">&lt;</text:span><text:span text:style-name="T28">br&gt;</text:span></text:p>
      <text:p text:style-name="P13" loext:marker-style-name="T24"><text:span text:style-name="T25">&amp;lt;/</text:span><text:span text:style-name="T26">div</text:span><text:span text:style-name="T25">&amp;gt;</text:span></text:p>
      <text:p text:style-name="P4"/>
      <text:p text:style-name="P14">In the first column we have a text input. Everything looks like standard bootstrap except two attributes beginning with @. This is the Blazor secret sauce. Let’s begin with &lt;span style=”color: purple;”&gt;@bind&lt;/span&gt; attribute.</text:p>
      <text:p text:style-name="P14"/>
      <text:p text:style-name="P15">Binding</text:p>
      <text:p text:style-name="P15">Binding connects a value in the html code with a C# variable. The binding goes both ways, so if you bind a text input to a string variable called &lt;span class=”highlight”&gt;Text&lt;/span&gt; the string will change when the value in the text input changes. Conversely, the value of the input will change if &lt;span class=”highlight”&gt;Text&lt;/span&gt; is changed by program code. </text:p>
      <text:p text:style-name="P15"/>
      <text:p text:style-name="P15">There is also other kinds of binding that go only one way, lik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scadia Mono" svg:font-family="'Cascadia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sv" fo:country="S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22:38:52.610494494</meta:creation-date>
    <meta:generator>LibreOffice/24.8.3.2$MacOSX_AARCH64 LibreOffice_project/48a6bac9e7e268aeb4c3483fcf825c94556d9f92</meta:generator>
    <dc:date>2025-01-02T00:14:01.595049055</dc:date>
    <meta:editing-duration>PT8H55M16S</meta:editing-duration>
    <meta:editing-cycles>7</meta:editing-cycles>
    <meta:document-statistic meta:table-count="0" meta:image-count="0" meta:object-count="0" meta:page-count="3" meta:paragraph-count="62" meta:word-count="988" meta:character-count="6978" meta:non-whitespace-character-count="5868"/>
  </office:meta>
</office:document-meta>
</file>